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1.3777in"/>
    </style:style>
    <style:style style:name="TableColumn5" style:family="table-column">
      <style:table-column-properties style:column-width="2.6in"/>
    </style:style>
    <style:style style:name="TableColumn6" style:family="table-column">
      <style:table-column-properties style:column-width="1.3826in"/>
    </style:style>
    <style:style style:name="TableColumn7" style:family="table-column">
      <style:table-column-properties style:column-width="1.7236in"/>
    </style:style>
    <style:style style:name="Table3" style:family="table">
      <style:table-properties style:width="7.084in" fo:margin-left="0in" table:align="left"/>
    </style:style>
    <style:style style:name="TableRow8" style:family="table-row">
      <style:table-row-properties style:min-row-height="0.1687in"/>
    </style:style>
    <style:style style:name="TableCell9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Row17" style:family="table-row">
      <style:table-row-properties style:min-row-height="2.955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/>
    </style:style>
    <style:style style:name="P26" style:parent-style-name="Normal" style:family="paragraph">
      <style:paragraph-properties fo:margin-bottom="0in" fo:line-height="100%"/>
    </style:style>
    <style:style style:name="T27" style:parent-style-name="Policepardéfaut" style:family="text">
      <style:text-properties style:font-name="Arial" style:font-name-complex="Arial" fo:color="#64676E" fo:font-size="13pt" style:font-size-asian="13pt" style:font-size-complex="13pt" fo:background-color="#FFFFFF"/>
    </style:style>
    <style:style style:name="P28" style:parent-style-name="Normal" style:family="paragraph">
      <style:paragraph-properties fo:margin-bottom="0in" fo:line-height="100%"/>
      <style:text-properties style:font-name="Arial" style:font-name-complex="Arial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 style:min-row-height="0.1597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 style:min-row-height="0.1687in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TableRow65" style:family="table-row">
      <style:table-row-properties style:min-row-height="0.1687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Comparaison des sites consulté par rapport celle existant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om du site<text:s/></text:p>
          </table:table-cell>
          <table:table-cell table:style-name="TableCell11">
            <text:p text:style-name="P12">Fonctionnement de la plateforme<text:s/></text:p>
          </table:table-cell>
          <table:table-cell table:style-name="TableCell13">
            <text:p text:style-name="P14">Avantage</text:p>
          </table:table-cell>
          <table:table-cell table:style-name="TableCell15">
            <text:p text:style-name="P16">Désavantage</text:p>
          </table:table-cell>
        </table:table-row>
        <table:table-row table:style-name="TableRow17">
          <table:table-cell table:style-name="TableCell18">
            <text:p text:style-name="P19">Codeur.com</text:p>
            <text:p text:style-name="P20"/>
            <text:p text:style-name="P21"/>
            <text:p text:style-name="P22"/>
            <text:p text:style-name="P23">En France<text:s/></text:p>
          </table:table-cell>
          <table:table-cell table:style-name="TableCell24">
            <text:p text:style-name="P25"><text:s/></text:p>
            <text:p text:style-name="P26">Elle permet à toute type de personne ayant des compétences en développement de travailler avec des entreprises ou des particuliers désirant des services en développement, graphisme, E-commerce si celle-ci est en mesure d'effectuer le projet proposé par l'entreprise ou le particulier. L'annonceur ou le freelance peuvent négocier le prix par rapport à l'offre propose par l'un des deux. L'annonceur peut consulter toutes les offres de prix faites et le profil de chaque personne désirant travailler sur le projet proposé<text:span text:style-name="T27">.</text:span></text:p>
            <text:p text:style-name="P28"/>
          </table:table-cell>
          <table:table-cell table:style-name="TableCell29">
            <text:p text:style-name="P30">Négociation des prix avec l’annonceur si le prix proposé du projet est inferieur par rapport aux charges de travail du projet.</text:p>
          </table:table-cell>
          <table:table-cell table:style-name="TableCell31">
            <text:p text:style-name="P32">La concurrence<text:s/>prix.</text:p>
          </table:table-cell>
        </table:table-row>
        <table:table-row table:style-name="TableRow33">
          <table:table-cell table:style-name="TableCell34">
            <text:p text:style-name="P35"><text:a xlink:href="https://insolvo.com" office:target-frame-name="_top" xlink:show="replace"><text:span text:style-name="Lienhypertexte">https://insolvo.com</text:span></text:a></text:p>
            <text:p text:style-name="P36"/>
            <text:p text:style-name="P37">USA</text:p>
          </table:table-cell>
          <table:table-cell table:style-name="TableCell38">
            <text:p text:style-name="P39"/>
            <text:p text:style-name="P40">Le fonctionnement insolvo est pareil que Codeur.com.</text:p>
            <text:p text:style-name="P41">L’aspect design du site est très intéressant.</text:p>
            <text:p text:style-name="P42"/>
          </table:table-cell>
          <table:table-cell table:style-name="TableCell43">
            <text:p text:style-name="P44"/>
            <text:p text:style-name="P45">Tout comme codeur il offre la possibilité de proposer un devis<text:s/></text:p>
          </table:table-cell>
          <table:table-cell table:style-name="TableCell46">
            <text:p text:style-name="P47"/>
            <text:p text:style-name="P48">La concurrence prix</text:p>
          </table:table-cell>
        </table:table-row>
        <table:table-row table:style-name="TableRow49">
          <table:table-cell table:style-name="TableCell50">
            <text:p text:style-name="P51">Amazon<text:s/>mechanical turk</text:p>
            <text:p text:style-name="P52"/>
            <text:p text:style-name="P53">International<text:s/></text:p>
          </table:table-cell>
          <table:table-cell table:style-name="TableCell54">
            <text:p text:style-name="P55"/>
            <text:p text:style-name="P56">Permet aux particuliers et aux entreprises d'externaliser plus facilement leurs processus et leurs tâches à une main-d'œuvre répartie qui peut effectuer ces tâches virtuellement</text:p>
          </table:table-cell>
          <table:table-cell table:style-name="TableCell57">
            <text:p text:style-name="P58"/>
            <text:p text:style-name="P59">Pas de devis ce qui limite la</text:p>
            <text:p text:style-name="P60">Concurrence prix.<text:s/></text:p>
          </table:table-cell>
          <table:table-cell table:style-name="TableCell61">
            <text:p text:style-name="P62"/>
            <text:p text:style-name="P63">Les prix sont trop bas même par rapport au temps à consacrer aux différents tache proposé même si les taches proposées ne demandent pas de qualification.</text:p>
            <text:p text:style-name="P64"/>
          </table:table-cell>
        </table:table-row>
        <table:table-row table:style-name="TableRow65">
          <table:table-cell table:style-name="TableCell66">
            <text:p text:style-name="P67">Sénégal<text:s/></text:p>
          </table:table-cell>
          <table:table-cell table:style-name="TableCell68">
            <text:p text:style-name="P69"/>
            <text:p text:style-name="P70">Il n’y pas de site dédier à la communauté sénégalaise dans ce domaine. <text:line-break/>Ce qui est vrai avantage dans notre démarche.<text:line-break/>Il n’y pas de concurrence dans ce secteur de manier local.</text:p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ssogui</meta:initial-creator>
    <dc:creator>massogui</dc:creator>
    <meta:creation-date>2021-01-11T14:14:00Z</meta:creation-date>
    <dc:date>2021-01-11T17:29:00Z</dc:date>
    <meta:template xlink:href="Normal" xlink:type="simple"/>
    <meta:editing-cycles>1</meta:editing-cycles>
    <meta:editing-duration>PT7860S</meta:editing-duration>
    <meta:document-statistic meta:page-count="1" meta:paragraph-count="3" meta:word-count="260" meta:character-count="1689" meta:row-count="11" meta:non-whitespace-character-count="1432"/>
  </office:meta>
</office:document-meta>
</file>